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ИЭТ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«Московский институт электронной техники»</text:p>
          </table:table-cell>
          <table:table-cell office:value-type="string" calcext:value-type="string">
            <text:p>Не добавлены льготы для филиалов. Добавлен только ВсОШ и РСОШ 2024-25.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и электронных средств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я материалов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03.03</text:p>
          </table:table-cell>
          <table:table-cell office:value-type="string" calcext:value-type="string">
            <text:p>Наноматериалы</text:p>
          </table:table-cell>
          <table:table-cell office:value-type="string" calcext:value-type="string">
            <text:p>RMFC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.03.02</text:p>
          </table:table-cell>
          <table:table-cell office:value-type="string" calcext:value-type="string">
            <text:p>Менеджмент</text:p>
          </table:table-cell>
          <table:table-cell office:value-type="string" calcext:value-type="string">
            <text:p>RMIOHL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ROHLK</text:p>
          </table:table-cell>
          <table:table-cell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3.01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18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 17 19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19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6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С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вой путь в настоящую науку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23:Sheet1.F3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6:56:17.145099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6:56:48.765955188</dc:date>
    <meta:editing-duration>PT38M23S</meta:editing-duration>
    <meta:editing-cycles>9</meta:editing-cycles>
    <meta:generator>LibreOffice/24.8.4.2$Linux_X86_64 LibreOffice_project/480$Build-2</meta:generator>
    <meta:document-statistic meta:table-count="1" meta:cell-count="2334" meta:object-count="0"/>
  </office:meta>
</office:document-meta>
</file>